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e6ff0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use-window-font-color="true"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style:use-window-font-color="tru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1" draw:id="id1" draw:layer="layout" svg:width="4cm" svg:height="2.5cm" svg:x="7.5cm" svg:y="4.3cm">
          <text:p text:style-name="P1"><text:span text:style-name="T1">TN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" draw:id="id2" draw:layer="layout" svg:width="5.6cm" svg:height="1.05cm" svg:x="3.4cm" svg:y="1cm">
          <draw:text-box>
            <text:p text:style-name="P2">Gestion de projet</text:p>
          </draw:text-box>
        </draw:frame>
        <draw:frame draw:style-name="gr3" draw:text-style-name="P2" xml:id="id3" draw:id="id3" draw:layer="layout" svg:width="5.1cm" svg:height="0.962cm" svg:x="10.7cm" svg:y="1.3cm">
          <draw:text-box>
            <text:p text:style-name="P2">Missions clients</text:p>
          </draw:text-box>
        </draw:frame>
        <draw:frame draw:style-name="gr4" draw:text-style-name="P2" xml:id="id4" draw:id="id4" draw:layer="layout" svg:width="4.7cm" svg:height="1.15cm" svg:x="13.4cm" svg:y="5.9cm">
          <draw:text-box>
            <text:p text:style-name="P2">Support projet</text:p>
          </draw:text-box>
        </draw:frame>
        <draw:frame draw:style-name="gr5" draw:text-style-name="P2" xml:id="id6" draw:id="id6" draw:layer="layout" svg:width="5.3cm" svg:height="3.095cm" svg:x="1cm" svg:y="2.805cm">
          <draw:text-box>
            <text:p text:style-name="P2">PIC</text:p>
            <text:p text:style-name="P2">OTP</text:p>
            <text:p text:style-name="P2">Supervision</text:p>
            <text:p text:style-name="P2">Visioconférence</text:p>
          </draw:text-box>
        </draw:frame>
        <draw:frame draw:style-name="gr6" draw:text-style-name="P2" xml:id="id5" draw:id="id5" draw:layer="layout" svg:width="6.8cm" svg:height="1.2cm" svg:x="8.6cm" svg:y="8.8cm">
          <draw:text-box>
            <text:p text:style-name="P2">Intégration système</text:p>
          </draw:text-box>
        </draw:frame>
        <draw:connector draw:style-name="gr7" draw:text-style-name="P2" draw:layer="layout" draw:type="curve" svg:x1="8.085cm" svg:y1="4.666cm" svg:x2="6.2cm" svg:y2="2.05cm" draw:start-shape="id1" draw:start-glue-point="5" draw:end-shape="id2" draw:end-glue-point="2" svg:d="m8085 4666c0-2254-1885-947-1885-2616">
          <text:p/>
        </draw:connector>
        <draw:connector draw:style-name="gr7" draw:text-style-name="P2" draw:layer="layout" draw:type="curve" svg:x1="9.5cm" svg:y1="4.3cm" svg:x2="13.25cm" svg:y2="2.262cm" draw:start-shape="id1" draw:start-glue-point="4" draw:end-shape="id3" draw:end-glue-point="2" svg:d="m9500 4300c0-1546 3750-528 3750-2038">
          <text:p/>
        </draw:connector>
        <draw:connector draw:style-name="gr7" draw:text-style-name="P2" draw:layer="layout" draw:type="curve" draw:line-skew="0.545cm -1.012cm" svg:x1="11.5cm" svg:y1="5.55cm" svg:x2="15.75cm" svg:y2="5.9cm" draw:start-shape="id1" draw:start-glue-point="10" draw:end-shape="id4" draw:end-glue-point="0" svg:d="m11500 5550c2262 0 1885-581 2382-1061s1868-857 1868 1411">
          <text:p/>
        </draw:connector>
        <draw:connector draw:style-name="gr7" draw:text-style-name="P2" draw:layer="layout" draw:type="curve" svg:x1="9.5cm" svg:y1="6.8cm" svg:x2="12cm" svg:y2="8.8cm" draw:start-shape="id1" draw:start-glue-point="8" draw:end-shape="id5" draw:end-glue-point="0" svg:d="m9500 6800c0 1519 2500 520 2500 2000">
          <text:p/>
        </draw:connector>
        <draw:connector draw:style-name="gr7" draw:text-style-name="P2" draw:layer="layout" draw:type="curve" draw:line-skew="1.409cm" svg:x1="8.085cm" svg:y1="6.434cm" svg:x2="3.65cm" svg:y2="5.9cm" draw:start-shape="id1" draw:start-glue-point="7" draw:end-shape="id6" draw:end-glue-point="2" svg:d="m8085 6434c0 3451-4435 3718-4435-534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Subtil</meta:initial-creator>
    <meta:creation-date>2011-09-06T23:22:01</meta:creation-date>
    <dc:date>2011-09-06T23:41:35</dc:date>
    <dc:creator>Jérémy Subtil</dc:creator>
    <meta:editing-duration>PT19M36S</meta:editing-duration>
    <meta:editing-cycles>2</meta:editing-cycles>
    <meta:generator>LibreOffice/3.4$Unix LibreOffice_project/340m1$Build-302</meta:generator>
    <meta:document-statistic meta:object-count="11"/>
  </office:meta>
</office:document-meta>
</file>